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" svg:font-family="SFMono-Regular, Consolas, 'Liberation Mono', Menlo, Courier, monospace"/>
    <style:font-face style:name="raleway" svg:font-family="raleway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646464" style:font-name="Consolas" fo:font-size="10pt" style:font-name-asian="Consolas" style:font-size-asian="10pt" style:font-name-complex="Consolas" style:font-size-complex="10pt"/>
    </style:style>
    <style:style style:name="P6" style:family="paragraph" style:parent-style-name="Preformatted_20_Text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7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Text_20_body">
      <style:paragraph-properties fo:margin-left="0in" fo:margin-right="0in" fo:margin-top="0in" fo:margin-bottom="0.1043in" style:line-height-at-least="0.25in" fo:orphans="2" fo:widows="2" fo:text-indent="0in" style:auto-text-indent="false"/>
    </style:style>
    <style:style style:name="P9" style:family="paragraph" style:parent-style-name="Preformatted_20_Text">
      <style:paragraph-properties fo:margin-top="0in" fo:margin-bottom="0in" fo:line-height="145%" fo:orphans="2" fo:widows="2" fo:background-color="#f6f8fa" fo:padding="0in" fo:border="none">
        <style:background-image/>
      </style:paragraph-properties>
    </style:style>
    <style:style style:name="P10" style:family="paragraph" style:parent-style-name="Standard" style:list-style-name="L1"/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Standard" style:list-style-name="L2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646464" style:font-name="Consolas" fo:font-size="10pt" style:font-name-asian="Consolas" style:font-size-asian="10pt" style:font-name-complex="Consolas" style:font-size-complex="10pt"/>
    </style:style>
    <style:style style:name="P1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646464"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" style:family="text">
      <style:text-properties fo:color="#008080"/>
    </style:style>
    <style:style style:name="T6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7" style:family="text">
      <style:text-properties fo:color="#3f7f7f"/>
    </style:style>
    <style:style style:name="T8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9" style:family="text">
      <style:text-properties fo:color="#7f0055" fo:font-weight="bold" style:font-weight-asian="bold" style:font-weight-complex="bold"/>
    </style:style>
    <style:style style:name="T10" style:family="text">
      <style:text-properties fo:color="#646464"/>
    </style:style>
    <style:style style:name="T11" style:family="text">
      <style:text-properties fo:color="#2a00ff"/>
    </style:style>
    <style:style style:name="T12" style:family="text">
      <style:text-properties fo:color="#6a3e3e"/>
    </style:style>
    <style:style style:name="T13" style:family="text">
      <style:text-properties fo:color="#0000c0"/>
    </style:style>
    <style:style style:name="T14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535353" style:font-name="raleway" fo:font-size="13.5pt" fo:letter-spacing="normal" fo:font-weight="normal"/>
    </style:style>
    <style:style style:name="T16" style:family="text">
      <style:text-properties fo:font-variant="normal" fo:text-transform="none" fo:color="#535353" style:font-name="raleway" fo:font-size="13.5pt" fo:letter-spacing="normal" fo:font-style="normal" fo:font-weight="normal"/>
    </style:style>
    <style:style style:name="T17" style:family="text">
      <style:text-properties fo:font-variant="normal" fo:text-transform="none" fo:color="#535353" fo:letter-spacing="normal"/>
    </style:style>
    <style:style style:name="T18" style:family="text">
      <style:text-properties fo:font-variant="normal" fo:text-transform="none" fo:color="#63b175" style:text-line-through-style="none" style:font-name="raleway" fo:font-size="13.5pt" fo:letter-spacing="normal" fo:font-style="normal" style:text-underline-style="none" fo:font-weight="normal" style:text-blinking="false" fo:background-color="transparent"/>
    </style:style>
    <style:style style:name="T19" style:family="text">
      <style:text-properties fo:font-variant="normal" fo:text-transform="none" fo:color="#24292e" style:font-name="SFMono-Regular" fo:font-size="8.25pt" fo:letter-spacing="normal" fo:font-style="normal" fo:font-weight="normal" fo:background-color="transparent"/>
    </style:style>
    <style:style style:name="T20" style:family="text">
      <style:text-properties fo:font-variant="normal" fo:text-transform="none" fo:color="#24292e" fo:letter-spacing="normal" fo:background-color="transparen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text:s text:c="33"/><text:span text:style-name="T1"><text:s text:c="2"/>Hystrix Dashboard in spring boot:</text:span></text:p>
      <text:p text:style-name="Standard"/>
      <text:p text:style-name="Standard"/>
      <text:list xml:id="list6331647198861987283" text:style-name="L1">
        <text:list-item>
          <text:list>
            <text:list-item>
              <text:p text:style-name="P10">Add below dependencies for hystrix :</text:p>
            </text:list-item>
          </text:list>
        </text:list-item>
      </text:list>
      <text:p text:style-name="P1"><text:span text:style-name="T2"><text:tab/></text:span><text:span text:style-name="T5">&lt;</text:span><text:span text:style-name="T7">dependency</text:span><text:span text:style-name="T5">&gt;</text:span></text:p>
      <text:p text:style-name="P2"><text:span text:style-name="T2"><text:tab/><text:tab/></text:span><text:span text:style-name="T5">&lt;</text:span><text:span text:style-name="T7">groupId</text:span><text:span text:style-name="T5">&gt;</text:span><text:span text:style-name="T2">org.springframework.cloud</text:span><text:span text:style-name="T5">&lt;/</text:span><text:span text:style-name="T7">groupId</text:span><text:span text:style-name="T5">&gt;</text:span></text:p>
      <text:p text:style-name="P2"><text:span text:style-name="T2"><text:tab/><text:tab/></text:span><text:span text:style-name="T5">&lt;</text:span><text:span text:style-name="T7">artifactId</text:span><text:span text:style-name="T5">&gt;</text:span><text:span text:style-name="T2">spring-cloud-starter-</text:span><text:span text:style-name="T3">hystrix</text:span><text:span text:style-name="T5">&lt;/</text:span><text:span text:style-name="T7">artifactId</text:span><text:span text:style-name="T5">&gt;</text:span></text:p>
      <text:p text:style-name="P2"><text:span text:style-name="T2"><text:tab/></text:span><text:span text:style-name="T5">&lt;/</text:span><text:span text:style-name="T7">dependency</text:span><text:span text:style-name="T5">&gt;</text:span></text:p>
      <text:p text:style-name="P2"><text:span text:style-name="T2"><text:tab/></text:span><text:span text:style-name="T5">&lt;</text:span><text:span text:style-name="T7">dependency</text:span><text:span text:style-name="T5">&gt;</text:span></text:p>
      <text:p text:style-name="P2"><text:span text:style-name="T2"><text:tab/><text:tab/></text:span><text:span text:style-name="T5">&lt;</text:span><text:span text:style-name="T7">groupId</text:span><text:span text:style-name="T5">&gt;</text:span><text:span text:style-name="T2">org.springframework.cloud</text:span><text:span text:style-name="T5">&lt;/</text:span><text:span text:style-name="T7">groupId</text:span><text:span text:style-name="T5">&gt;</text:span></text:p>
      <text:p text:style-name="P2"><text:span text:style-name="T2"><text:tab/><text:tab/></text:span><text:span text:style-name="T5">&lt;</text:span><text:span text:style-name="T7">artifactId</text:span><text:span text:style-name="T5">&gt;</text:span><text:span text:style-name="T2">spring-cloud-starter-</text:span><text:span text:style-name="T3">hystrix</text:span><text:span text:style-name="T2">-</text:span><text:span text:style-name="T3">dashboard</text:span><text:span text:style-name="T5">&lt;/</text:span><text:span text:style-name="T7">artifactId</text:span><text:span text:style-name="T5">&gt;</text:span></text:p>
      <text:p text:style-name="P3"><text:span text:style-name="T4"><text:tab/></text:span><text:span text:style-name="T6">&lt;/</text:span><text:span text:style-name="T8">dependency</text:span><text:span text:style-name="T6">&gt;</text:span></text:p>
      <text:p text:style-name="P2"><text:span text:style-name="T5">&lt;</text:span><text:span text:style-name="T7">dependency</text:span><text:span text:style-name="T5">&gt;</text:span></text:p>
      <text:p text:style-name="P2"><text:span text:style-name="T2"><text:tab/><text:tab/><text:tab/></text:span><text:span text:style-name="T5">&lt;</text:span><text:span text:style-name="T7">groupId</text:span><text:span text:style-name="T5">&gt;</text:span><text:span text:style-name="T2">org.springframework.boot</text:span><text:span text:style-name="T5">&lt;/</text:span><text:span text:style-name="T7">groupId</text:span><text:span text:style-name="T5">&gt;</text:span></text:p>
      <text:p text:style-name="P2"><text:span text:style-name="T2"><text:tab/><text:tab/><text:tab/></text:span><text:span text:style-name="T5">&lt;</text:span><text:span text:style-name="T7">artifactId</text:span><text:span text:style-name="T5">&gt;</text:span><text:span text:style-name="T2">spring-boot-starter-actuator</text:span><text:span text:style-name="T5">&lt;/</text:span><text:span text:style-name="T7">artifactId</text:span><text:span text:style-name="T5">&gt;</text:span></text:p>
      <text:p text:style-name="P3"><text:span text:style-name="T4"><text:tab/><text:tab/></text:span><text:span text:style-name="T6">&lt;/</text:span><text:span text:style-name="T8">dependency</text:span><text:span text:style-name="T6">&gt;</text:span></text:p>
      <text:p text:style-name="P11"/>
      <text:p text:style-name="P11"/>
      <text:list xml:id="list5394268431341662631" text:style-name="L2">
        <text:list-item>
          <text:p text:style-name="P12"><text:span text:style-name="T9">import</text:span><text:span text:style-name="T2"> com.netflix.hystrix.contrib.javanica.annotation.HystrixCommand;</text:span></text:p>
        </text:list-item>
      </text:list>
      <text:p text:style-name="P4"/>
      <text:p text:style-name="P2"><text:span text:style-name="T10">@HystrixCommand</text:span><text:span text:style-name="T2">(fallbackMethod = </text:span><text:span text:style-name="T11">"getAccountsFallBack"</text:span><text:span text:style-name="T2">)</text:span></text:p>
      <text:p text:style-name="P2"><text:span text:style-name="T2"><text:s text:c="4"/></text:span><text:span text:style-name="T9">public</text:span><text:span text:style-name="T2"> List&lt;Account&gt; getAccounts(Integer </text:span><text:span text:style-name="T12">customerId</text:span><text:span text:style-name="T2">){</text:span></text:p>
      <text:p text:style-name="P2"><text:span text:style-name="T2"><text:tab/><text:tab/>ResponseEntity&lt;List&lt;Account&gt;&gt; </text:span><text:span text:style-name="T12">str</text:span><text:span text:style-name="T2"> =<text:tab/></text:span><text:span text:style-name="T13">restTemplate</text:span><text:span text:style-name="T2">.exchange(</text:span><text:span text:style-name="T11">"http://account-service//accounts/customer/"</text:span><text:span text:style-name="T2">+</text:span><text:span text:style-name="T12">customerId</text:span><text:span text:style-name="T2">, HttpMethod.</text:span><text:span text:style-name="T14">GET</text:span><text:span text:style-name="T2">, HttpEntity.</text:span><text:span text:style-name="T14">EMPTY</text:span><text:span text:style-name="T2">,</text:span><text:span text:style-name="T9">new</text:span><text:span text:style-name="T2"> ParameterizedTypeReference&lt;List&lt;Account&gt;&gt;() {</text:span></text:p>
      <text:p text:style-name="P4"><text:tab/><text:tab/>});</text:p>
      <text:p text:style-name="P2"><text:span text:style-name="T2"><text:s text:c="4"/></text:span><text:span text:style-name="T9">return</text:span><text:span text:style-name="T2"> </text:span><text:span text:style-name="T12">str</text:span><text:span text:style-name="T2">.getBody();</text:span></text:p>
      <text:p text:style-name="P4"><text:s text:c="4"/>}</text:p>
      <text:p text:style-name="P4"/>
      <text:p text:style-name="P4"/>
      <text:p text:style-name="P2"><text:span text:style-name="T9">public</text:span><text:span text:style-name="T2"> List&lt;Account&gt; getAccountsFallBack(Integer </text:span><text:span text:style-name="T12">customerId</text:span><text:span text:style-name="T2">,Throwable </text:span><text:span text:style-name="T12">t</text:span><text:span text:style-name="T2">){</text:span></text:p>
      <text:p text:style-name="P4"><text:tab/><text:tab/></text:p>
      <text:p text:style-name="P2"><text:span text:style-name="T2"><text:tab/><text:tab/>System.</text:span><text:span text:style-name="T14">out</text:span><text:span text:style-name="T2">.println(</text:span><text:span text:style-name="T11">" <text:s/>from @HystrixCommand <text:s text:c="2"/>getAccountsFallBack ============================="</text:span><text:span text:style-name="T2">);</text:span></text:p>
      <text:p text:style-name="P4"><text:tab/><text:tab/></text:p>
      <text:p text:style-name="P2"><text:span text:style-name="T2"><text:tab/><text:tab/>List&lt;Account&gt; <text:s/></text:span><text:span text:style-name="T12">list</text:span><text:span text:style-name="T2"> = </text:span><text:span text:style-name="T9">new</text:span><text:span text:style-name="T2"> ArrayList&lt;Account&gt;();</text:span></text:p>
      <text:p text:style-name="P4"><text:tab/><text:tab/></text:p>
      <text:p text:style-name="P4"><text:tab/><text:tab/></text:p>
      <text:p text:style-name="P2"><text:span text:style-name="T2"><text:tab/><text:tab/>Account </text:span><text:span text:style-name="T12">account</text:span><text:span text:style-name="T2"> = </text:span><text:span text:style-name="T9">new</text:span><text:span text:style-name="T2"> Account();</text:span></text:p>
      <text:p text:style-name="P4"><text:tab/><text:tab/></text:p>
      <text:p text:style-name="P2"><text:span text:style-name="T2"><text:tab/><text:tab/></text:span><text:span text:style-name="T12">account</text:span><text:span text:style-name="T2">.setErrorCode(</text:span><text:span text:style-name="T11">"00000"</text:span><text:span text:style-name="T2">);</text:span></text:p>
      <text:p text:style-name="P2"><text:span text:style-name="T2"><text:tab/><text:tab/></text:span><text:span text:style-name="T12">account</text:span><text:span text:style-name="T2">.setErrorDesc(</text:span><text:span text:style-name="T12">t</text:span><text:span text:style-name="T2">.getMessage());</text:span></text:p>
      <text:p text:style-name="P4"><text:tab/><text:tab/></text:p>
      <text:p text:style-name="P2"><text:span text:style-name="T2"><text:tab/><text:tab/></text:span><text:span text:style-name="T12">list</text:span><text:span text:style-name="T2">.add(</text:span><text:span text:style-name="T12">account</text:span><text:span text:style-name="T2">);</text:span></text:p>
      <text:p text:style-name="P4"><text:tab/><text:tab/></text:p>
      <text:p text:style-name="P2"><text:span text:style-name="T2"><text:tab/><text:tab/></text:span><text:span text:style-name="T9">return</text:span><text:span text:style-name="T2"> </text:span><text:span text:style-name="T12">list</text:span><text:span text:style-name="T2">;</text:span></text:p>
      <text:p text:style-name="P4"><text:tab/><text:tab/></text:p>
      <text:p text:style-name="P4"><text:tab/>}</text:p>
      <text:p text:style-name="P4"/>
      <text:p text:style-name="P4"/>
      <text:p text:style-name="P4">3)</text:p>
      <text:p text:style-name="P4"/>
      <text:p text:style-name="P5">@EnableHystrixDashboard</text:p>
      <text:p text:style-name="P5"><text:soft-page-break/>@EnableCircuitBreaker</text:p>
      <text:p text:style-name="P4"/>
      <text:p text:style-name="P2"><text:span text:style-name="Emphasis"><text:span text:style-name="T15">@EnableCircuitBreaker</text:span></text:span><text:span text:style-name="T17"> </text:span><text:span text:style-name="T16">annotation will scan the classpath for any compatible </text:span><text:span text:style-name="Emphasis"><text:span text:style-name="T15">Circuit Breaker</text:span></text:span><text:span text:style-name="T17"> </text:span><text:span text:style-name="T16">implementation.</text:span><text:span text:style-name="T2"> </text:span></text:p>
      <text:p text:style-name="P4"/>
      <text:p text:style-name="P4"/>
      <text:p text:style-name="P7"><text:span text:style-name="Emphasis"><text:span text:style-name="T16">@EnableHystrixDashboard</text:span></text:span><text:span text:style-name="T16"> and the latter automatically enables the required metrics within our web-application.</text:span></text:p>
      <text:p text:style-name="P8"><text:span text:style-name="T16">After we’ve done restarting the application, we’ll point a browser at </text:span><text:a xlink:type="simple" xlink:href="http://localhost:8080/hystrix" text:style-name="Internet_20_link" text:visited-style-name="Visited_20_Internet_20_Link"><text:span text:style-name="T18">http://localhost:8080/hystrix</text:span></text:a><text:span text:style-name="T16">, input the metrics URL of a ‘</text:span><text:span text:style-name="Emphasis"><text:span text:style-name="T16">hystrix.stream</text:span></text:span><text:span text:style-name="T16">’ and begin monitoring.</text:span></text:p>
      <text:p text:style-name="P4"/>
      <text:p text:style-name="P4"/>
      <text:p text:style-name="P4">Add below code to run the hystrix in zuul</text:p>
      <text:p text:style-name="P4"/>
      <text:p text:style-name="P6"><text:span text:style-name="Source_20_Text"><text:span text:style-name="T19">@Bean(name = "hystrixRegistrationBean")</text:span></text:span></text:p>
      <text:p text:style-name="P9"><text:span text:style-name="Source_20_Text"><text:span text:style-name="T19">public ServletRegistrationBean servletRegistrationBean() {</text:span></text:span></text:p>
      <text:p text:style-name="P9"><text:span text:style-name="Source_20_Text"><text:span text:style-name="T20"><text:s text:c="4"/></text:span></text:span><text:span text:style-name="Source_20_Text"><text:span text:style-name="T19">ServletRegistrationBean registration = new ServletRegistrationBean(</text:span></text:span></text:p>
      <text:p text:style-name="P9"><text:span text:style-name="Source_20_Text"><text:span text:style-name="T20"><text:s text:c="12"/></text:span></text:span><text:span text:style-name="Source_20_Text"><text:span text:style-name="T19">new HystrixMetricsStreamServlet(), "/hystrix.stream");</text:span></text:span></text:p>
      <text:p text:style-name="P9"><text:span text:style-name="Source_20_Text"><text:span text:style-name="T20"><text:s text:c="4"/></text:span></text:span><text:span text:style-name="Source_20_Text"><text:span text:style-name="T19">registration.setName("hystrixServlet");</text:span></text:span></text:p>
      <text:p text:style-name="P9"><text:span text:style-name="Source_20_Text"><text:span text:style-name="T20"><text:s text:c="4"/></text:span></text:span><text:span text:style-name="Source_20_Text"><text:span text:style-name="T19">registration.setLoadOnStartup(1);</text:span></text:span></text:p>
      <text:p text:style-name="P9"><text:span text:style-name="Source_20_Text"><text:span text:style-name="T20"><text:s text:c="4"/></text:span></text:span><text:span text:style-name="Source_20_Text"><text:span text:style-name="T19">return registration;</text:span></text:span></text:p>
      <text:p text:style-name="P9"><text:span text:style-name="Source_20_Text"><text:span text:style-name="T19">}</text:span></text:span></text:p>
      <text:p text:style-name="P4"><text:a xlink:type="simple" xlink:href="http://localhost:8765/hystrix.stream" text:style-name="Internet_20_link" text:visited-style-name="Visited_20_Internet_20_Link">http://localhost:8765/hystrix.stream</text:a></text:p>
      <text:p text:style-name="P4"/>
      <text:p text:style-name="P4"/>
      <text:p text:style-name="P4"/>
      <text:p text:style-name="P4">Turbine::</text:p>
      <text:p text:style-name="P4"/>
      <text:p text:style-name="P4"/>
      <text:p text:style-name="P4"><text:a xlink:type="simple" xlink:href="http://localhost:8989/hystrix/" text:style-name="Internet_20_link" text:visited-style-name="Visited_20_Internet_20_Link">http://localhost:8989/hystrix/</text:a></text:p>
      <text:p text:style-name="P4"/>
      <text:p text:style-name="P4">Below URL in monitor:</text:p>
      <text:p text:style-name="P4"/>
      <text:p text:style-name="P4">http://localhost:8989/turbine.stream</text:p>
      <text:p text:style-name="P4"/>
      <text:p text:style-name="P4">List of dependencies for Turbine</text:p>
      <text:p text:style-name="P4"/>
      <text:p text:style-name="P4"><text:span text:style-name="T5">&lt;</text:span><text:span text:style-name="T7">dependency</text:span><text:span text:style-name="T5">&gt;</text:span></text:p>
      <text:p text:style-name="P13"><text:span text:style-name="T2"><text:tab/><text:tab/><text:tab/></text:span><text:span text:style-name="T5">&lt;</text:span><text:span text:style-name="T7">groupId</text:span><text:span text:style-name="T5">&gt;</text:span><text:span text:style-name="T2">org.springframework.boot</text:span><text:span text:style-name="T5">&lt;/</text:span><text:span text:style-name="T7">groupId</text:span><text:span text:style-name="T5">&gt;</text:span></text:p>
      <text:p text:style-name="P13"><text:span text:style-name="T2"><text:tab/><text:tab/><text:tab/></text:span><text:span text:style-name="T5">&lt;</text:span><text:span text:style-name="T7">artifactId</text:span><text:span text:style-name="T5">&gt;</text:span><text:span text:style-name="T2">spring-boot-starter-actuator</text:span><text:span text:style-name="T5">&lt;/</text:span><text:span text:style-name="T7">artifactId</text:span><text:span text:style-name="T5">&gt;</text:span></text:p>
      <text:p text:style-name="P13"><text:span text:style-name="T2"><text:tab/><text:tab/></text:span><text:span text:style-name="T5">&lt;/</text:span><text:span text:style-name="T7">dependency</text:span><text:span text:style-name="T5">&gt;</text:span></text:p>
      <text:p text:style-name="P13"><text:span text:style-name="T2"><text:tab/><text:tab/></text:span><text:span text:style-name="T5">&lt;</text:span><text:span text:style-name="T7">dependency</text:span><text:span text:style-name="T5">&gt;</text:span></text:p>
      <text:p text:style-name="P13"><text:span text:style-name="T2"><text:tab/><text:tab/><text:tab/></text:span><text:span text:style-name="T5">&lt;</text:span><text:span text:style-name="T7">groupId</text:span><text:span text:style-name="T5">&gt;</text:span><text:span text:style-name="T2">org.springframework.cloud</text:span><text:span text:style-name="T5">&lt;/</text:span><text:span text:style-name="T7">groupId</text:span><text:span text:style-name="T5">&gt;</text:span></text:p>
      <text:p text:style-name="P13"><text:span text:style-name="T2"><text:tab/><text:tab/><text:tab/></text:span><text:span text:style-name="T5">&lt;</text:span><text:span text:style-name="T7">artifactId</text:span><text:span text:style-name="T5">&gt;</text:span><text:span text:style-name="T2">spring-cloud-starter-</text:span><text:span text:style-name="T3">hystrix</text:span><text:span text:style-name="T5">&lt;/</text:span><text:span text:style-name="T7">artifactId</text:span><text:span text:style-name="T5">&gt;</text:span></text:p>
      <text:p text:style-name="P13"><text:span text:style-name="T2"><text:tab/><text:tab/></text:span><text:span text:style-name="T5">&lt;/</text:span><text:span text:style-name="T7">dependency</text:span><text:span text:style-name="T5">&gt;</text:span></text:p>
      <text:p text:style-name="P13"><text:span text:style-name="T2"><text:tab/><text:tab/></text:span><text:span text:style-name="T5">&lt;</text:span><text:span text:style-name="T7">dependency</text:span><text:span text:style-name="T5">&gt;</text:span></text:p>
      <text:p text:style-name="P13"><text:soft-page-break/><text:span text:style-name="T2"><text:tab/><text:tab/><text:tab/></text:span><text:span text:style-name="T5">&lt;</text:span><text:span text:style-name="T7">groupId</text:span><text:span text:style-name="T5">&gt;</text:span><text:span text:style-name="T2">org.springframework.cloud</text:span><text:span text:style-name="T5">&lt;/</text:span><text:span text:style-name="T7">groupId</text:span><text:span text:style-name="T5">&gt;</text:span></text:p>
      <text:p text:style-name="P13"><text:span text:style-name="T2"><text:tab/><text:tab/><text:tab/></text:span><text:span text:style-name="T5">&lt;</text:span><text:span text:style-name="T7">artifactId</text:span><text:span text:style-name="T5">&gt;</text:span><text:span text:style-name="T2">spring-cloud-starter-</text:span><text:span text:style-name="T3">hystrix</text:span><text:span text:style-name="T2">-</text:span><text:span text:style-name="T3">dashboard</text:span><text:span text:style-name="T5">&lt;/</text:span><text:span text:style-name="T7">artifactId</text:span><text:span text:style-name="T5">&gt;</text:span></text:p>
      <text:p text:style-name="P13"><text:span text:style-name="T2"><text:tab/><text:tab/></text:span><text:span text:style-name="T5">&lt;/</text:span><text:span text:style-name="T7">dependency</text:span><text:span text:style-name="T5">&gt;</text:span></text:p>
      <text:p text:style-name="P13"><text:span text:style-name="T2"><text:tab/><text:tab/></text:span><text:span text:style-name="T5">&lt;</text:span><text:span text:style-name="T7">dependency</text:span><text:span text:style-name="T5">&gt;</text:span></text:p>
      <text:p text:style-name="P13"><text:span text:style-name="T2"><text:tab/><text:tab/><text:tab/></text:span><text:span text:style-name="T5">&lt;</text:span><text:span text:style-name="T7">groupId</text:span><text:span text:style-name="T5">&gt;</text:span><text:span text:style-name="T2">org.springframework.cloud</text:span><text:span text:style-name="T5">&lt;/</text:span><text:span text:style-name="T7">groupId</text:span><text:span text:style-name="T5">&gt;</text:span></text:p>
      <text:p text:style-name="P13"><text:span text:style-name="T2"><text:tab/><text:tab/><text:tab/></text:span><text:span text:style-name="T5">&lt;</text:span><text:span text:style-name="T7">artifactId</text:span><text:span text:style-name="T5">&gt;</text:span><text:span text:style-name="T2">spring-cloud-starter-</text:span><text:span text:style-name="T3">turbine</text:span><text:span text:style-name="T5">&lt;/</text:span><text:span text:style-name="T7">artifactId</text:span><text:span text:style-name="T5">&gt;</text:span></text:p>
      <text:p text:style-name="P13"><text:span text:style-name="T2"><text:tab/><text:tab/></text:span><text:span text:style-name="T5">&lt;/</text:span><text:span text:style-name="T7">dependency</text:span><text:span text:style-name="T5">&gt;</text:span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>Enbale below annotation on boot application class:</text:span></text:p>
      <text:p text:style-name="P13"><text:span text:style-name="T5"/></text:p>
      <text:p text:style-name="P13"><text:span text:style-name="T9">import</text:span><text:span text:style-name="T2"> org.springframework.cloud.netflix.hystrix.dashboard.EnableHystrixDashboard;</text:span></text:p>
      <text:p text:style-name="P13"><text:span text:style-name="T9">import</text:span><text:span text:style-name="T2"> org.springframework.cloud.netflix.turbine.EnableTurbine;</text:span></text:p>
      <text:p text:style-name="P13"><text:span text:style-name="T5"/></text:p>
      <text:p text:style-name="P16">@EnableHystrixDashboard</text:p>
      <text:p text:style-name="P13"><text:span text:style-name="T10">@EnableTurbine</text:span></text:p>
      <text:p text:style-name="P4"/>
      <text:p text:style-name="P4"/>
      <text:p text:style-name="P4"/>
      <text:p text:style-name="P4">application.properites file :</text:p>
      <text:p text:style-name="P4"/>
      <text:p text:style-name="P4"/>
      <text:p text:style-name="P4">server.port=<text:span text:style-name="T11">8989</text:span></text:p>
      <text:p text:style-name="P13"><text:span text:style-name="T2">spring.application.name=</text:span><text:span text:style-name="T11">turbine</text:span></text:p>
      <text:p text:style-name="P13"><text:span text:style-name="T2">eureka.client.service-url.defaultZone=</text:span><text:span text:style-name="T11">${DISCOVERY_URL:http://localhost:8761}/eureka/</text:span></text:p>
      <text:p text:style-name="P13"><text:span text:style-name="T2">turbine.app-config=</text:span><text:span text:style-name="T11">service1,gateway-server</text:span></text:p>
      <text:p text:style-name="P13"><text:span text:style-name="T11"/></text:p>
      <text:p text:style-name="P13"><text:span text:style-name="T11">All app config details must registry with Eureka then only turbine can aggregate the details</text:span></text:p>
      <text:p text:style-name="P13"><text:span text:style-name="T11"/></text:p>
      <text:p text:style-name="P13"><text:span text:style-name="T2">turbine.cluster-name-expression=</text:span><text:span text:style-name="T11">new</text:span><text:span text:style-name="T2"> </text:span><text:span text:style-name="T11">String("default")</text:span></text:p>
      <text:p text:style-name="P13"><text:span text:style-name="T11"/></text:p>
      <text:p text:style-name="P13"><text:span text:style-name="T11">local default else we need define the cloud cluster detail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" svg:font-family="SFMono-Regular, Consolas, 'Liberation Mono', Menlo, Courier, monospace"/>
    <style:font-face style:name="raleway" svg:font-family="raleway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reenivasa Rao Kollu</meta:initial-creator>
    <meta:creation-date>2018-04-08T21:10:37</meta:creation-date>
    <meta:generator>OpenOffice/4.1.5$Win32 OpenOffice.org_project/415m1$Build-9789</meta:generator>
    <dc:date>2018-04-14T21:40:03.06</dc:date>
    <meta:editing-duration>PT2H11M31S</meta:editing-duration>
    <meta:editing-cycles>11</meta:editing-cycles>
    <meta:document-statistic meta:table-count="0" meta:image-count="0" meta:object-count="0" meta:page-count="3" meta:paragraph-count="88" meta:word-count="226" meta:character-count="3443"/>
  </office:meta>
</office:document-meta>
</file>